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generateItem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s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s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add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addMessage( XMLizabl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essages( Messages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.readFromRequest( FormContext form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